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155b24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6e6fe" officeooo:paragraph-rsid="0026e6fe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50e52" officeooo:paragraph-rsid="001a6fb5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paragraph-rsid="000debbc" style:font-size-asian="13pt" style:font-size-complex="13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paragraph-rsid="002e1d8d" style:font-size-asian="13pt" style:font-size-complex="13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f9920" officeooo:paragraph-rsid="002c1dd0" style:font-size-asian="13pt" style:font-size-complex="13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3136c9" officeooo:paragraph-rsid="003136c9" style:font-size-asian="13pt" style:font-size-complex="13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bold" officeooo:rsid="002f9920" officeooo:paragraph-rsid="002c1dd0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bold" officeooo:rsid="003136c9" officeooo:paragraph-rsid="003136c9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3fb17" officeooo:paragraph-rsid="0016a04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3fb17" officeooo:paragraph-rsid="0023fb17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84fbe" officeooo:paragraph-rsid="0023fb17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1pt" fo:letter-spacing="normal" fo:font-style="normal" fo:font-weight="bold" officeooo:rsid="002f4444" officeooo:paragraph-rsid="002f4444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Bitstream Vera Sans" fo:font-size="13pt" officeooo:rsid="000af001" officeooo:paragraph-rsid="0016a048" style:font-size-asian="13pt" style:font-size-complex="13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normal" officeooo:rsid="0026e6fe" officeooo:paragraph-rsid="0026e6fe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Bitstream Vera Sans" fo:font-size="13pt" fo:letter-spacing="normal" fo:font-style="normal" fo:font-weight="bold" officeooo:rsid="0026e6fe" officeooo:paragraph-rsid="0026e6fe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font-size="12pt" fo:letter-spacing="normal" fo:font-style="normal" fo:font-weight="bold" officeooo:rsid="0023fb17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font-size="12pt" fo:letter-spacing="normal" fo:font-style="normal" fo:font-weight="bold" officeooo:rsid="0029dbf7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font-size="12pt" fo:letter-spacing="normal" fo:font-style="normal" fo:font-weight="bold" officeooo:rsid="0030079b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font-size="12pt" fo:letter-spacing="normal" fo:font-style="normal" fo:font-weight="bold" officeooo:rsid="003136c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font-size="12pt" fo:letter-spacing="normal" fo:font-style="normal" fo:font-weight="normal" officeooo:rsid="0023fb17" style:font-size-asian="12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44821" style:font-weight-asian="bold" style:font-weight-complex="bold"/>
    </style:style>
    <style:style style:name="T9" style:family="text">
      <style:text-properties fo:font-weight="bold" officeooo:rsid="0029dbf7" style:font-weight-asian="bold" style:font-weight-complex="bold"/>
    </style:style>
    <style:style style:name="T10" style:family="text">
      <style:text-properties fo:font-weight="bold" officeooo:rsid="0032be1f" style:font-weight-asian="bold" style:font-weight-complex="bold"/>
    </style:style>
    <style:style style:name="T11" style:family="text">
      <style:text-properties fo:font-weight="bold" style:font-weight-asian="normal" style:font-weight-complex="normal"/>
    </style:style>
    <style:style style:name="T12" style:family="text">
      <style:text-properties fo:font-weight="bold" officeooo:rsid="002d7b70" style:font-weight-asian="normal" style:font-weight-complex="normal"/>
    </style:style>
    <style:style style:name="T13" style:family="text">
      <style:text-properties fo:font-weight="bold" officeooo:rsid="00250e52" style:font-weight-asian="normal" style:font-weight-complex="normal"/>
    </style:style>
    <style:style style:name="T14" style:family="text">
      <style:text-properties fo:font-weight="bold" officeooo:rsid="00319d69" style:font-weight-asian="normal" style:font-weight-complex="normal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officeooo:rsid="00250e52" style:font-weight-asian="normal" style:font-weight-complex="normal"/>
    </style:style>
    <style:style style:name="T17" style:family="text">
      <style:text-properties officeooo:rsid="002e1d8d" style:font-weight-asian="normal" style:font-weight-complex="normal"/>
    </style:style>
    <style:style style:name="T18" style:family="text">
      <style:text-properties officeooo:rsid="0032be1f" style:font-weight-asian="normal" style:font-weight-complex="normal"/>
    </style:style>
    <style:style style:name="T19" style:family="text">
      <style:text-properties officeooo:rsid="0029dbf7"/>
    </style:style>
    <style:style style:name="T20" style:family="text">
      <style:text-properties officeooo:rsid="003404fb"/>
    </style:style>
    <style:style style:name="T21" style:family="text">
      <style:text-properties fo:font-weight="normal" officeooo:rsid="0034e2e8" style:font-weight-asian="normal" style:font-weight-complex="normal"/>
    </style:style>
    <style:style style:name="T22" style:family="text">
      <style:text-properties fo:font-weight="normal" officeooo:rsid="0036bc71" style:font-weight-asian="normal" style:font-weight-complex="normal"/>
    </style:style>
    <style:style style:name="T23" style:family="text">
      <style:text-properties fo:font-weight="normal" officeooo:rsid="00379faf" style:font-weight-asian="normal" style:font-weight-complex="normal"/>
    </style:style>
    <style:style style:name="T24" style:family="text">
      <style:text-properties fo:font-weight="normal" officeooo:rsid="00394804" style:font-weight-asian="normal" style:font-weight-complex="normal"/>
    </style:style>
    <style:style style:name="T25" style:family="text">
      <style:text-properties fo:font-weight="normal" officeooo:rsid="003b2e5d" style:font-weight-asian="normal" style:font-weight-complex="normal"/>
    </style:style>
    <style:style style:name="T26" style:family="text">
      <style:text-properties officeooo:rsid="00379faf"/>
    </style:style>
    <style:style style:name="T27" style:family="text">
      <style:text-properties officeooo:rsid="003b2e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1) </text:span><text:span text:style-name="T6">Descreva com </text:span><text:span text:style-name="T2">suas palavras</text:span><text:span text:style-name="T6"> os itens abaixo no </text:span><text:span text:style-name="T2">contexto de desenvolvimento </text:span><text:span text:style-name="T3">React</text:span><text:span text:style-name="T2">.</text:span><text:span text:style-name="T4">(2 ponto</text:span><text:span text:style-name="T5">s</text:span><text:span text:style-name="T4">)</text:span></text:p>
      <text:p text:style-name="P10"/>
      <text:p text:style-name="P11">a) Componente: <text:span text:style-name="T21">São os elementos que compõe a página;</text:span></text:p>
      <text:p text:style-name="P12"/>
      <text:p text:style-name="P11">b) <text:span text:style-name="T19">JSX</text:span>: <text:span text:style-name="T21">É a extensão de arquivos utilizada para programar em react</text:span></text:p>
      <text:p text:style-name="P11"/>
      <text:p text:style-name="P11">c) <text:span text:style-name="T19">Método render()</text:span>: <text:span text:style-name="T22">É o método responsável por renderizar os elementos HTML escritos nos arquivos JSX.</text:span></text:p>
      <text:p text:style-name="P11"/>
      <text:p text:style-name="P11">d) Rotas: <text:span text:style-name="T23">São os </text:span><text:span text:style-name="T24">links utilizados para acessar cada página ou um conjunto de componentes.</text:span></text:p>
      <text:p text:style-name="P11"/>
      <text:p text:style-name="P11">e) <text:span text:style-name="T19">Props</text:span>: <text:span text:style-name="T23">São as propriedades que um elemento HTML pode ter.</text:span></text:p>
      <text:p text:style-name="P11"><text:s/></text:p>
      <text:p text:style-name="P13">f) State: <text:span text:style-name="T25">É o estado atual do componente, como por exemplo, seu valor inicial.</text:span></text:p>
      <text:p text:style-name="P4"/>
      <text:p text:style-name="P5"><text:span text:style-name="T8">2</text:span><text:span text:style-name="T7">) </text:span><text:span text:style-name="T16">Crie um projeto </text:span><text:span text:style-name="T9">react </text:span><text:span text:style-name="T18">em</text:span><text:span text:style-name="T10"> </text:span><text:span text:style-name="T16">seu github </text:span><text:span text:style-name="T17">e</text:span><text:span text:style-name="T16"> transfira o código do template usando </text:span><text:span text:style-name="T9">react</text:span><text:span text:style-name="T13"> </text:span><text:span text:style-name="T12">e pensando em sua manutenção.</text:span></text:p>
      <text:p text:style-name="P7"><text:span text:style-name="T12">M</text:span><text:span text:style-name="T11">acro Componentes(2 pontos)</text:span></text:p>
      <text:p text:style-name="P9">Rotas (1 Ponto)</text:p>
      <text:p text:style-name="P7"><text:span text:style-name="T11">Componentes Reutilizáveis (2 ponto</text:span><text:span text:style-name="T14">s</text:span><text:span text:style-name="T11">)</text:span></text:p>
      <text:p text:style-name="P9">Micro Componentes(2 pontos)</text:p>
      <text:p text:style-name="P3"/>
      <text:p text:style-name="P6"><text:span text:style-name="T12">D</text:span><text:span text:style-name="T11">ica: </text:span><text:span text:style-name="T15">você irá precisar usar o react-router, use o comando abaixo para fazer a instalação dele.</text:span></text:p>
      <text:p text:style-name="P8"><text:span text:style-name="T16">sudo npm i --save-dev react-router</text:span><text:span text:style-name="T20">@3.2.6</text:span></text:p>
      <text:p text:style-name="P3"/>
      <text:p text:style-name="P2">Coloque o link do seu github abaixo:</text:p>
      <text:p text:style-name="P2"/>
      <text:p text:style-name="P16">https://github.com/thomazf/ProvaReact_Thomaz.git</text:p>
      <text:p text:style-name="P2"/>
      <text:p text:style-name="P2"><text:line-break/>Após terminar a prova enviar esse arquivo no slack particular do professo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08:36:37.079034921</meta:creation-date>
    <dc:date>2020-10-20T17:43:52.286358097</dc:date>
    <meta:editing-duration>PT8H28M31S</meta:editing-duration>
    <meta:editing-cycles>33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67" meta:character-count="1055" meta:non-whitespace-character-count="904"/>
  </office:meta>
</office:document-meta>
</file>